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0f55a" officeooo:paragraph-rsid="0000f55a"/>
    </style:style>
    <style:style style:name="P2" style:family="paragraph" style:parent-style-name="Preformatted_20_Text">
      <style:text-properties officeooo:rsid="0000f55a" officeooo:paragraph-rsid="0000f55a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emilie.noguez@biosyl.org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a1.relay.syrhano.net (a1.relay.syrhano.net [193.52.218.20])</text:p>
      <text:p text:style-name="P1"/>
      <text:p text:style-name="P1"><text:tab/>by asso.crihan.fr (Postfix) with ESMTP id 3512926801D</text:p>
      <text:p text:style-name="P1"/>
      <text:p text:style-name="P1"><text:tab/>for &lt;bioinfo@sfbi.fr&gt;; Mon, <text:s/>8 Sep 2014 10:38:53 +0200 (CEST)</text:p>
      <text:p text:style-name="P1"/>
      <text:p text:style-name="P1">X-IronPort-Anti-Spam-Filtered: true</text:p>
      <text:p text:style-name="P1"/>
      <text:p text:style-name="P1">X-IronPort-Anti-Spam-Result: AlQBALhqDVTZRrfDnGdsb2JhbABYg2BXBIIwSMZ+iFwWEAEBAQEBCAsJCRQqhAUEDRcVHSkPBRwCJgIhUQgBEYggDAmJTY0RjzSVJ4Esjj6CY4FTBZFDhC2HAoFflzBqAYFHgQcBAQE</text:p>
      <text:p text:style-name="P1"/>
      <text:p text:style-name="P1">X-IPAS-Result: AlQBALhqDVTZRrfDnGdsb2JhbABYg2BXBIIwSMZ+iFwWEAEBAQEBCAsJCRQqhAUEDRcVHSkPBRwCJgIhUQgBEYggDAmJTY0RjzSVJ4Esjj6CY4FTBZFDhC2HAoFflzBqAYFHgQcBAQE</text:p>
      <text:p text:style-name="P1"/>
      <text:p text:style-name="P1">X-IronPort-AV: E=Sophos;i="5.04,485,1406584800"; </text:p>
      <text:p text:style-name="P1"/>
      <text:p text:style-name="P1"><text:s text:c="3"/>d="scan'208";a="72466416"</text:p>
      <text:p text:style-name="P1"/>
      <text:p text:style-name="P1">Received: from relay3-d.mail.gandi.net ([217.70.183.195])</text:p>
      <text:p text:style-name="P1"/>
      <text:p text:style-name="P1"><text:s text:c="2"/>by a-mx1.relay.syrhano.net with ESMTP; 08 Sep 2014 10:38:52 +0200</text:p>
      <text:p text:style-name="P1"/>
      <text:p text:style-name="P1">Received: from mfilter18-d.gandi.net (mfilter18-d.gandi.net [217.70.178.146])</text:p>
      <text:p text:style-name="P1"/>
      <text:p text:style-name="P1"><text:tab/>by relay3-d.mail.gandi.net (Postfix) with ESMTP id 6387CA8102</text:p>
      <text:p text:style-name="P1"/>
      <text:p text:style-name="P1"><text:tab/>for &lt;bioinfo@sfbi.fr&gt;; Mon, <text:s/>8 Sep 2014 10:38:52 +0200 (CEST)</text:p>
      <text:p text:style-name="P1"/>
      <text:p text:style-name="P1">X-Virus-Scanned: Debian amavisd-new at mfilter18-d.gandi.net</text:p>
      <text:p text:style-name="P1"/>
      <text:p text:style-name="P1">Received: from relay3-d.mail.gandi.net ([217.70.183.195])</text:p>
      <text:p text:style-name="P1"/>
      <text:p text:style-name="P1"><text:tab/>by mfilter18-d.gandi.net (mfilter18-d.gandi.net [10.0.15.180]) (amavisd-new, port 10024)</text:p>
      <text:p text:style-name="P1"/>
      <text:p text:style-name="P1"><text:tab/>with ESMTP id WhxE9hUTEcGG for &lt;bioinfo@sfbi.fr&gt;;</text:p>
      <text:p text:style-name="P1"/>
      <text:p text:style-name="P1"><text:tab/>Mon, <text:s/>8 Sep 2014 10:38:50 +0200 (CEST)</text:p>
      <text:p text:style-name="P1"/>
      <text:p text:style-name="P1">X-Originating-IP: 10.58.1.142</text:p>
      <text:p text:style-name="P1"/>
      <text:p text:style-name="P1">Received: from webmail.gandi.net (unknown [10.58.1.142])</text:p>
      <text:p text:style-name="P1"/>
      <text:p text:style-name="P1"><text:tab/>(Authenticated sender: emilie.noguez@biosyl.org)</text:p>
      <text:p text:style-name="P1"/>
      <text:p text:style-name="P1"><text:tab/>by relay3-d.mail.gandi.net (Postfix) with ESMTPA id C235EA80AF</text:p>
      <text:p text:style-name="P1"/>
      <text:p text:style-name="P1"><text:tab/>for &lt;bioinfo@sfbi.fr&gt;; Mon, <text:s/>8 Sep 2014 10:38:50 +0200 (CEST)</text:p>
      <text:p text:style-name="P1"/>
      <text:p text:style-name="P1"><text:soft-page-break/>MIME-Version: 1.0</text:p>
      <text:p text:style-name="P1"/>
      <text:p text:style-name="P1">Content-Type: text/plain; charset=UTF-8;</text:p>
      <text:p text:style-name="P1"/>
      <text:p text:style-name="P1"><text:s/>format=flowed</text:p>
      <text:p text:style-name="P1"/>
      <text:p text:style-name="P1">Date: Mon, 08 Sep 2014 10:38:50 +0200</text:p>
      <text:p text:style-name="P1"/>
      <text:p text:style-name="P1">From: Emilie NOGUEZ &lt;emilie.noguez@biosyl.org&gt;</text:p>
      <text:p text:style-name="P1"/>
      <text:p text:style-name="P1">To: bioinfo@sfbi.fr</text:p>
      <text:p text:style-name="P1"/>
      <text:p text:style-name="P1">Return-Receipt-To: Emilie NOGUEZ &lt;emilie.noguez@biosyl.org&gt;</text:p>
      <text:p text:style-name="P1"/>
      <text:p text:style-name="P1">Disposition-Notification-To: Emilie NOGUEZ &lt;emilie.noguez@biosyl.org&gt;</text:p>
      <text:p text:style-name="P1"/>
      <text:p text:style-name="P1">Message-ID: &lt;3b5cdcde979cbd09f8a4156c63bc8923@biosyl.org&gt;</text:p>
      <text:p text:style-name="P1"/>
      <text:p text:style-name="P1">X-Sender: emilie.noguez@biosyl.org</text:p>
      <text:p text:style-name="P1"/>
      <text:p text:style-name="P1">User-Agent: Roundcube Webmail/0.9.5</text:p>
      <text:p text:style-name="P1"/>
      <text:p text:style-name="P1">Content-Transfer-Encoding: quoted-printable</text:p>
      <text:p text:style-name="P1"/>
      <text:p text:style-name="P1">X-Validation-by: jean-christophe.aude@cea.fr</text:p>
      <text:p text:style-name="P1"/>
      <text:p text:style-name="P1">Subject: [bioinfo] SAVE THE DATE : atelier BioSyL "Multiéchelles", vendredi 26/09 à l'ENS Lyon</text:p>
      <text:p text:style-name="P1"/>
      <text:p text:style-name="P1"/>
      <text:p text:style-name="P1"/>
      <text:p text:style-name="P1">Bonjour,</text:p>
      <text:p text:style-name="P1"/>
      <text:p text:style-name="P1">BioSyL a le plaisir de vous convier à son prochain atelier, le 26</text:p>
      <text:p text:style-name="P1"/>
      <text:p text:style-name="P1">septembre de 14h à 17h30, à l'ENS Lyon, salle des Thèses, si</text:p>
      <text:p text:style-name="P1">te Jacques</text:p>
      <text:p text:style-name="P1"/>
      <text:p text:style-name="P1">Monod.</text:p>
      <text:p text:style-name="P1"/>
      <text:p text:style-name="P1"/>
      <text:p text:style-name="P1"/>
      <text:p text:style-name="P1">Cet atelier sera consacré à la <text:span text:style-name="T1">MODELISATION MULTI-ECHELLES EN BIO</text:span></text:p>
      <text:p text:style-name="P2">LOGIE.</text:p>
      <text:p text:style-name="P1"/>
      <text:p text:style-name="P1"/>
      <text:p text:style-name="P1"/>
      <text:p text:style-name="P1">La biologie connait actuellement une expansion de l'<text:span text:style-name="T1">utilisation de </text:span></text:p>
      <text:p text:style-name="P2">la</text:p>
      <text:p text:style-name="P2"/>
      <text:p text:style-name="P1"><text:span text:style-name="T1">modélisation</text:span>. Pour modéliser des <text:span text:style-name="T1">systèmes complexes</text:span>, deux ty</text:p>
      <text:p text:style-name="P1">pes</text:p>
      <text:p text:style-name="P1"/>
      <text:p text:style-name="P1">d'approches émergent : la modélisation mono-échelle </text:p>
      <text:p text:style-name="P1">de tous les éléments</text:p>
      <text:p text:style-name="P1"/>
      <text:p text:style-name="P1">d'un système et la modélisation "<text:span text:style-name="T1">multi-échelles</text:span>", o</text:p>
      <text:p text:style-name="P1">ù l'on introduit</text:p>
      <text:p text:style-name="P1"/>
      <text:p text:style-name="P1"><text:soft-page-break/>explicitement plusieurs échelles caractéristiques du système.</text:p>
      <text:p text:style-name="P1"/>
      <text:p text:style-name="P1"/>
      <text:p text:style-name="P1"/>
      <text:p text:style-name="P1">Qu'est ce que la modélisation multi-échelles ? Quelle pou</text:p>
      <text:p text:style-name="P1">rrait-être son</text:p>
      <text:p text:style-name="P1"/>
      <text:p text:style-name="P1">utilité en biologie ?</text:p>
      <text:p text:style-name="P1"/>
      <text:p text:style-name="P1"/>
      <text:p text:style-name="P1"/>
      <text:p text:style-name="P1">Cet atelier, destiné à tout chercheur en biologie, a vocation =C3</text:p>
      <text:p text:style-name="P1"><text:s/></text:p>
      <text:p text:style-name="P1"/>
      <text:p text:style-name="P1">présenter et discuter les problématiques de la modélisation</text:p>
      <text:p text:style-name="P1"/>
      <text:p text:style-name="P1"/>
      <text:p text:style-name="P1">multi-échelles : formalisation d'hypothèses à une </text:p>
      <text:p text:style-name="P1">échelle, motivation</text:p>
      <text:p text:style-name="P1"/>
      <text:p text:style-name="P1">d'une modélisation multi-échelles, articulation entre deux é</text:p>
      <text:p text:style-name="P1">chelles à</text:p>
      <text:p text:style-name="P1"/>
      <text:p text:style-name="P1">travers l'exemple d'un modèle, adaptation des modèles =C3</text:p>
      <text:p text:style-name="P1"><text:s text:c="2"/>la question</text:p>
      <text:p text:style-name="P1"/>
      <text:p text:style-name="P1">biologique, retour vers <text:span text:style-name="T1">l'expérimentation</text:span> ...</text:p>
      <text:p text:style-name="P1"/>
      <text:p text:style-name="P1"/>
      <text:p text:style-name="P1"/>
      <text:p text:style-name="P1">Après une introduction à la modélisation des <text:span text:style-name="T1">systèmes b</text:span></text:p>
      <text:p text:style-name="P2">iologiques,</text:p>
      <text:p text:style-name="P1"/>
      <text:p text:style-name="P1">l'atelier abordera deux types d'exemples de modélisati</text:p>
      <text:p text:style-name="P1">on multi-échelles</text:p>
      <text:p text:style-name="P1"/>
      <text:p text:style-name="P1">: d<text:span text:style-name="T1">ynamique des populations</text:span> dans le cadre de l'<text:span text:style-name="T1">hématopoï</text:span></text:p>
      <text:p text:style-name="P2">èse, et</text:p>
      <text:p text:style-name="P2"/>
      <text:p text:style-name="P1"><text:span text:style-name="T1">dynamique de la chromatine</text:span>.</text:p>
      <text:p text:style-name="P1"/>
      <text:p text:style-name="P1"/>
      <text:p text:style-name="P1"/>
      <text:p text:style-name="P1">&gt; Programme :</text:p>
      <text:p text:style-name="P1"/>
      <text:p text:style-name="P1"/>
      <text:p text:style-name="P1"/>
      <text:p text:style-name="P1">14h00 : Tour de table</text:p>
      <text:p text:style-name="P1"/>
      <text:p text:style-name="P1">Brève présentation des participants et des intervenants, des atte</text:p>
      <text:p text:style-name="P1">ntes et</text:p>
      <text:p text:style-name="P1"/>
      <text:p text:style-name="P1">des apports possibles</text:p>
      <text:p text:style-name="P1"/>
      <text:p text:style-name="P1"/>
      <text:p text:style-name="P1"/>
      <text:p text:style-name="P1">14h30 : Introduction à la modélisation des systèmes biologiq</text:p>
      <text:p text:style-name="P1">ues</text:p>
      <text:p text:style-name="P1"/>
      <text:p text:style-name="P1"><text:soft-page-break/>Arezki BOUDAOUD, Reproduction et Développement des Plantes, Laboratoir</text:p>
      <text:p text:style-name="P1">e</text:p>
      <text:p text:style-name="P1"/>
      <text:p text:style-name="P1">Joliot-Curie, ENS de Lyon</text:p>
      <text:p text:style-name="P1"/>
      <text:p text:style-name="P1"/>
      <text:p text:style-name="P1"/>
      <text:p text:style-name="P1">15h00 : Introduction à la modélisation multi-échelle illustr</text:p>
      <text:p text:style-name="P1">ée par</text:p>
      <text:p text:style-name="P1"/>
      <text:p text:style-name="P1">l'hématopoïèse</text:p>
      <text:p text:style-name="P1"/>
      <text:p text:style-name="P1">Fabien CRAUSTE, Institut Camille Jordan, UCB Lyon I, Equipe-projet INRIA</text:p>
      <text:p text:style-name="P1"/>
      <text:p text:style-name="P1">Dracula</text:p>
      <text:p text:style-name="P1"/>
      <text:p text:style-name="P1"/>
      <text:p text:style-name="P1"/>
      <text:p text:style-name="P1">15h45 : Pause café</text:p>
      <text:p text:style-name="P1"/>
      <text:p text:style-name="P1"/>
      <text:p text:style-name="P1"/>
      <text:p text:style-name="P1">16h15 : De l'ADN à la structure des chromosomes</text:p>
      <text:p text:style-name="P1"/>
      <text:p text:style-name="P1">Ralf EVERAERS, Centre Blaise Pascal, Laboratoire de Physique, ENS de</text:p>
      <text:p text:style-name="P1"/>
      <text:p text:style-name="P1">Lyon</text:p>
      <text:p text:style-name="P1"/>
      <text:p text:style-name="P1"/>
      <text:p text:style-name="P1"/>
      <text:p text:style-name="P1">17h00 : <text:s/>Discussion générale</text:p>
      <text:p text:style-name="P1"/>
      <text:p text:style-name="P1"/>
      <text:p text:style-name="P1"/>
      <text:p text:style-name="P1">Modérateur :</text:p>
      <text:p text:style-name="P1"/>
      <text:p text:style-name="P1">Benjamin AUDIT, Laboratoire de Physique, ENS de Lyon</text:p>
      <text:p text:style-name="P1"/>
      <text:p text:style-name="P1"/>
      <text:p text:style-name="P1"/>
      <text:p text:style-name="P1">Plus d'informations sur le BioSyl.org:</text:p>
      <text:p text:style-name="P1"/>
      <text:p text:style-name="P1">http://www.biosyl.org/news/atelier-multiechelles-en-biologie-ens-lyon</text:p>
      <text:p text:style-name="P1"/>
      <text:p text:style-name="P1"/>
      <text:p text:style-name="P1"/>
      <text:p text:style-name="P1">Plan d'accès :</text:p>
      <text:p text:style-name="P1"/>
      <text:p text:style-name="P1">http://www.ens-lyon.eu/informations-pratiques/acces-a-l-ens-de-lyon--81546.</text:p>
      <text:p text:style-name="P1">kjsp?RH=3DENS-LYON-FR-PRATIQUE</text:p>
      <text:p text:style-name="P1"/>
      <text:p text:style-name="P1"/>
      <text:p text:style-name="P1"/>
      <text:p text:style-name="P1">Vous pouvez dès à présent vous inscrire sur le Doodle suivan</text:p>
      <text:p text:style-name="P1">t :</text:p>
      <text:p text:style-name="P1"/>
      <text:p text:style-name="P1">&gt; http://doodle.com/zhsyeeyvw9tbsa2w</text:p>
      <text:p text:style-name="P1"/>
      <text:p text:style-name="P1"/>
      <text:p text:style-name="P1"><text:soft-page-break/></text:p>
      <text:p text:style-name="P1">Avec nos meilleures salutations</text:p>
      <text:p text:style-name="P1"/>
      <text:p text:style-name="P1"/>
      <text:p text:style-name="P1"/>
      <text:p text:style-name="P1">Emilie NOGUEZ, BioSyL</text:p>
      <text:p text:style-name="P1"/>
      <text:p text:style-name="P1">Chargée de développement</text:p>
      <text:p text:style-name="P1"/>
      <text:p text:style-name="P1">Bat Gregor Mendel (ex 741)</text:p>
      <text:p text:style-name="P1"/>
      <text:p text:style-name="P1">16, rue Rapha=C3"l Dubois</text:p>
      <text:p text:style-name="P1"/>
      <text:p text:style-name="P1">69622 Villeurbanne Cedex</text:p>
      <text:p text:style-name="P1"/>
      <text:p text:style-name="P1">04-72-44-81-90 / 06.17.26.71.18</text:p>
      <text:p text:style-name="P1"/>
      <text:p text:style-name="P1">emilie.noguez@biosyl.org</text:p>
      <text:p text:style-name="P1"/>
      <text:p text:style-name="P1">http://www.biosyl.or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6:11:42.985117017</dc:date>
    <meta:editing-duration>PT10M54S</meta:editing-duration>
    <meta:editing-cycles>1</meta:editing-cycles>
    <meta:document-statistic meta:table-count="0" meta:image-count="0" meta:object-count="0" meta:page-count="5" meta:paragraph-count="116" meta:word-count="523" meta:character-count="4717" meta:non-whitespace-character-count="4282"/>
    <meta:generator>LibreOffice/4.4.5.2$Linux_X86_64 LibreOffice_project/40m0$Build-2</meta:generator>
  </office:meta>
</office:document-meta>
</file>